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date" office:date-value="2015-02-20">
            <text:p>20.0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5-02-21">
            <text:p>21.02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5-02-22">
            <text:p>22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date" office:date-value="2015-02-23">
            <text:p>23.02.1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date" office:date-value="2015-02-24">
            <text:p>24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25.0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7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02.03.15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0000-00-00T20:27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13S</meta:editing-duration>
    <meta:editing-cycles>10</meta:editing-cycles>
    <meta:generator>LibreOffice/4.0.4.2$Linux_X86_64 LibreOffice_project/400m0$Build-2</meta:generator>
    <dc:date>2015-03-02T20:27:49</dc:date>
    <dc:creator>root 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